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nditionalDelegatingFilterProxyTests.noMatchExtensionPeriodEn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ditionalDelegatingFilterProxyTests.matchPathMappingAllFol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ditionalDelegatingFilterProxyTests.specExtensionMapp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ditionalDelegatingFilterProxyTests.noMatchPathMappingMult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ditionalDelegatingFilterProxyTests.noMatchExtensionLar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ditionalDelegatingFilterProxyTests.matchPathMappingAllContextRoo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Filter.doFilter( ServletRequest request , ServletResponse response , FilterChain chai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onditionalDelegatingFilterProxyTests.noMatchPathMappingMissingSlas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ditionalDelegatingFilterProxyTests.specExactMatc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ditionalDelegatingFilterProxyTests.matchPathMappingContextRootAndSlas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ditionalDelegatingFilterProxyTests.destro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onditionalDelegatingFilterProxyTests.specPathMappingNoSlas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ditionalDelegatingFilterProxyTests.noMatchExtensionSlashEn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ditionalDelegatingFilterProxyTests.specExtensionMappingSingleFol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ditionalDelegatingFilterProxyTests.assertFilterInvoked( String requestUri , String patter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ConditionalDelegatingFilterProxyTests.specPathMapp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ditionalDelegatingFilterProxyTests.matchPathMappingNoSuffi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ditionalDelegatingFilterProxyTests.matchExtensionMult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ditionalDelegatingFilterProxyTests.noMatchPathMappingEn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ditionalDelegatingFilterProxyTests.specPathMappingMultiFolderPatternAltern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ditionalDelegatingFilterProxyTests.matchExa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ditionalDelegatingFilterProxyTests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onditionalDelegatingFilterProxyTests.matchExtensionNoFol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ditionalDelegatingFilterProxyTests.noMatchExtensionNoSlas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ditionalDelegatingFilterProxyTests.matchPathMappingMissingSlas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Filter.init( FilterConfig filterConfi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ditionalDelegatingFilterProxyTests.matchExactEmp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ditionalDelegatingFilterProxyTests.matchPathMappingFolderPatternWithMultiFolder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Filter.destro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ditionalDelegatingFilterProxyTests.matchExten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ditionalDelegatingFilterProxyTests.noMatchPathMappingEndSuffi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ditionalDelegatingFilterProxyTests.matchPathMappingFolderPatter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ditionalDelegatingFilterProxyTests.matchExtensionNoPrefi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ditionalDelegatingFilterProxyTests.ini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onditionalDelegatingFilterProxyTests.specPathMappingMultiFolderPatter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ditionalDelegatingFilterProxyTests.noMatchInvalidPatter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ditionalDelegatingFilterProxyTests.matchPathMappingA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ditionalDelegatingFilterProxyTests.assertFilterNotInvoked( String requestUri , String patter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